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34944*"/>
    </style:style>
    <style:style style:name="Tabla1.B" style:family="table-column">
      <style:table-column-properties style:column-width="1.871cm" style:rel-column-width="3059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style:style>
    <style:style style:name="P20" style:family="paragraph" style:parent-style-name="Standard">
      <style:text-properties fo:font-size="10.5pt" fo:font-weight="bold" style:font-size-asian="10.5pt" style:font-weight-asian="bold" style:font-size-complex="10.5pt" style:font-weight-complex="bold"/>
    </style:style>
    <style:style style:name="P21"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2" style:family="paragraph" style:parent-style-name="Standard">
      <style:text-properties style:use-window-font-color="true" style:font-name="Times New Roman" fo:font-size="12pt" style:font-name-asian="Courier" style:font-size-asian="12pt" style:font-name-complex="Courier" style:font-size-complex="12pt"/>
    </style:style>
    <style:style style:name="P23" style:family="paragraph" style:parent-style-name="Standard">
      <style:paragraph-properties fo:break-before="page"/>
      <style:text-properties fo:font-size="14pt" fo:font-weight="bold" style:font-size-asian="14pt" style:font-weight-asian="bold" style:font-size-complex="14pt" style:font-weight-complex="bold"/>
    </style:style>
    <style:style style:name="P24" style:family="paragraph" style:parent-style-name="Standard">
      <style:paragraph-properties fo:margin-left="1.27cm" fo:margin-right="0cm" fo:text-align="justify" style:justify-single-word="false" fo:text-indent="0cm" style:auto-text-indent="false"/>
      <style:text-properties fo:color="#0000ff"/>
    </style:style>
    <style:style style:name="P25"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6" style:family="paragraph" style:parent-style-name="Standard">
      <style:paragraph-properties fo:margin-left="0.635cm" fo:margin-right="0cm" fo:text-align="justify" style:justify-single-word="false" fo:text-indent="0cm" style:auto-text-indent="false"/>
      <style:text-properties fo:color="#0000ff"/>
    </style:style>
    <style:style style:name="P27" style:family="paragraph" style:parent-style-name="Standard">
      <style:paragraph-properties style:writing-mode="lr-tb"/>
    </style:style>
    <style:style style:name="P28" style:family="paragraph" style:parent-style-name="Standard">
      <style:paragraph-properties style:writing-mode="lr-tb"/>
      <style:text-properties fo:color="#000000"/>
    </style:style>
    <style:style style:name="P29" style:family="paragraph" style:parent-style-name="Standard">
      <style:paragraph-properties fo:text-align="justify" style:justify-single-word="false" style:writing-mode="lr-tb"/>
      <style:text-properties fo:color="#000000" style:font-name="Courier New" style:font-name-complex="Courier New"/>
    </style:style>
    <style:style style:name="P30" style:family="paragraph" style:parent-style-name="Standard">
      <style:paragraph-properties style:writing-mode="lr-tb"/>
      <style:text-properties fo:color="#000000" style:font-name="Courier New" style:text-underline-style="none" style:font-name-complex="Courier New"/>
    </style:style>
    <style:style style:name="P31" style:family="paragraph" style:parent-style-name="Standard">
      <style:paragraph-properties fo:text-align="justify" style:justify-single-word="false" style:writing-mode="lr-tb">
        <style:tab-stops/>
      </style:paragraph-properties>
      <style:text-properties fo:color="#000000"/>
    </style:style>
    <style:style style:name="P32" style:family="paragraph" style:parent-style-name="Standard">
      <style:paragraph-properties style:writing-mode="lr-tb"/>
      <style:text-properties style:font-name="Courier New"/>
    </style:style>
    <style:style style:name="P33" style:family="paragraph" style:parent-style-name="Standard">
      <style:paragraph-properties style:writing-mode="lr-tb"/>
      <style:text-properties style:font-name="Courier New" style:font-name-complex="Courier New"/>
    </style:style>
    <style:style style:name="P34" style:family="paragraph" style:parent-style-name="Standard">
      <style:paragraph-properties style:writing-mode="lr-tb"/>
      <style:text-properties fo:font-weight="bold"/>
    </style:style>
    <style:style style:name="P35" style:family="paragraph" style:parent-style-name="Standard">
      <style:paragraph-properties style:writing-mode="lr-tb"/>
      <style:text-properties fo:font-weight="bold" style:font-weight-complex="bold"/>
    </style:style>
    <style:style style:name="P36" style:family="paragraph" style:parent-style-name="Standard">
      <style:paragraph-properties style:writing-mode="lr-tb"/>
      <style:text-properties fo:font-weight="bold" style:font-weight-asian="bold" style:font-weight-complex="bold"/>
    </style:style>
    <style:style style:name="P3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8"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39" style:family="paragraph" style:parent-style-name="annotation_20_text">
      <style:text-properties fo:color="#0000ff" fo:font-size="12pt" fo:language="es" fo:country="ES" style:font-size-asian="12pt" style:font-size-complex="12pt"/>
    </style:style>
    <style:style style:name="P40"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41"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2"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3"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4"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45"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46"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47" style:family="paragraph" style:parent-style-name="Table_20_Contents">
      <style:paragraph-properties fo:text-align="center" style:justify-single-word="false"/>
      <style:text-properties fo:font-size="13pt" style:font-size-asian="13pt" style:font-size-complex="13pt"/>
    </style:style>
    <style:style style:name="P48" style:family="paragraph" style:parent-style-name="Table_20_Contents">
      <style:paragraph-properties fo:margin-left="0.005cm" fo:margin-right="-1.074cm" fo:text-align="start" style:justify-single-word="false" fo:text-indent="0cm" style:auto-text-indent="false"/>
    </style:style>
    <style:style style:name="P49" style:family="paragraph" style:parent-style-name="List_20_Heading">
      <style:paragraph-properties fo:margin-left="1cm" fo:margin-right="0cm" fo:orphans="2" fo:widows="2" fo:text-indent="0cm" style:auto-text-indent="false"/>
      <style:text-properties style:font-name="TimesNewRoman" fo:font-size="15pt" style:font-name-asian="TimesNewRoman" style:font-size-asian="15pt" style:font-name-complex="TimesNewRoman" style:font-size-complex="15pt"/>
    </style:style>
    <style:style style:name="P50"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1" style:family="paragraph" style:parent-style-name="Standard">
      <style:text-properties style:use-window-font-color="true" style:font-name="Times New Roman1" fo:font-size="12pt" style:font-name-asian="TimesNewRoman" style:font-size-asian="12pt" style:font-name-complex="TimesNewRoman" style:font-size-complex="12pt"/>
    </style:style>
    <style:style style:name="P52" style:family="paragraph" style:parent-style-name="Standard" style:list-style-name="L1">
      <style:text-properties style:use-window-font-color="true" style:font-name="Times New Roman1" fo:font-size="12pt" style:font-name-asian="TimesNewRoman" style:font-size-asian="12pt" style:font-name-complex="TimesNewRoman" style:font-size-complex="12pt"/>
    </style:style>
    <style:style style:name="P53" style:family="paragraph" style:parent-style-name="Standard">
      <style:text-properties fo:font-size="10.5pt" style:font-size-asian="10.5pt" style:font-size-complex="10.5pt"/>
    </style:style>
    <style:style style:name="P54" style:family="paragraph" style:parent-style-name="Standard">
      <style:text-properties style:font-name="Times New Roman" fo:font-size="10.5pt" fo:font-weight="bold" style:font-size-asian="10.5pt" style:font-weight-asian="bold" style:font-size-complex="10.5pt" style:font-weight-complex="bold"/>
    </style:style>
    <style:style style:name="P55" style:family="paragraph" style:parent-style-name="Standard">
      <style:text-properties style:font-name="Times New Roman" fo:font-size="12pt" style:font-size-asian="12pt" style:font-size-complex="12pt"/>
    </style:style>
    <style:style style:name="P56" style:family="paragraph" style:parent-style-name="Standard">
      <style:text-properties fo:font-size="10pt" fo:font-weight="bold" style:font-size-asian="10pt" style:font-weight-asian="bold" style:font-size-complex="10pt" style:font-weight-complex="bold"/>
    </style:style>
    <style:style style:name="P57" style:family="paragraph" style:parent-style-name="Standard">
      <style:text-properties fo:color="#000000"/>
    </style:style>
    <style:style style:name="P58"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59"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0"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1"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62"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63"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64" style:family="paragraph" style:parent-style-name="Standard">
      <style:paragraph-properties style:writing-mode="lr-tb"/>
    </style:style>
    <style:style style:name="P65" style:family="paragraph" style:parent-style-name="Standard" style:list-style-name="L2">
      <style:paragraph-properties fo:text-align="justify" style:justify-single-word="false" style:writing-mode="lr-tb">
        <style:tab-stops/>
      </style:paragraph-properties>
      <style:text-properties fo:color="#000000"/>
    </style:style>
    <style:style style:name="P66" style:family="paragraph" style:parent-style-name="Standard">
      <style:paragraph-properties style:writing-mode="lr-tb"/>
      <style:text-properties fo:font-size="10.5pt" style:font-size-asian="10.5pt" style:font-size-complex="10.5pt"/>
    </style:style>
    <style:style style:name="P67"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68" style:family="paragraph" style:parent-style-name="Standard">
      <style:paragraph-properties style:writing-mode="lr-tb"/>
      <style:text-properties fo:font-weight="bold" style:font-weight-asian="bold" style:font-weight-complex="bold"/>
    </style:style>
    <style:style style:name="P69"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style:font-size-asian="10pt" style:font-size-complex="10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style:font-name-complex="Courier New"/>
    </style:style>
    <style:style style:name="T25" style:family="text">
      <style:text-properties fo:font-weight="normal" style:font-weight-asian="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style>
    <style:style style:name="T28" style:family="text">
      <style:text-properties fo:font-size="10.5pt"/>
    </style:style>
    <style:style style:name="T29" style:family="text">
      <style:text-properties fo:font-size="10.5pt" style:font-size-asian="10.5pt" style:font-size-complex="10.5pt"/>
    </style:style>
    <style:style style:name="T30" style:family="text">
      <style:text-properties fo:font-size="12pt" fo:language="es" fo:country="ES" fo:font-style="italic" style:font-size-asian="12pt" style:language-asian="es" style:country-asian="ES" style:font-style-asian="italic" style:font-size-complex="12pt" style:font-style-complex="italic"/>
    </style:style>
    <style:style style:name="T31"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32" style:family="text">
      <style:text-properties style:text-position="sub 58%" style:font-name="Times New Roman"/>
    </style:style>
    <style:style style:name="T33" style:family="text">
      <style:text-properties style:text-position="sub 58%" style:font-name="Times New Roman" fo:font-size="10pt" style:font-size-asian="10pt" style:font-size-complex="10pt"/>
    </style:style>
    <style:style style:name="T34" style:family="text">
      <style:text-properties style:text-position="sub 58%" style:font-name="Times New Roman" fo:font-size="10pt" fo:font-weight="normal" style:font-size-asian="10pt" style:font-weight-asian="normal" style:font-size-complex="10pt" style:font-weight-complex="normal"/>
    </style:style>
    <style:style style:name="T35" style:family="text">
      <style:text-properties style:text-position="sub 58%" fo:font-size="10pt" style:font-size-asian="10pt" style:font-size-complex="10pt"/>
    </style:style>
    <style:style style:name="T36" style:family="text">
      <style:text-properties fo:font-variant="normal" fo:text-transform="none" fo:color="#000000" fo:font-size="10pt" fo:letter-spacing="normal" fo:language="es" fo:country="ES" fo:font-style="normal" fo:font-weight="normal" style:font-size-asian="10pt" style:language-asian="es" style:country-asian="ES" style:font-weight-asian="normal" style:font-size-complex="10pt" style:font-weight-complex="normal"/>
    </style:style>
    <style:style style:name="T37" style:family="text">
      <style:text-properties style:font-size-asian="10.5pt"/>
    </style:style>
    <style:style style:name="T38" style:family="text">
      <style:text-properties style:font-size-complex="10.5pt"/>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5"><text:line-break/><text:line-break/></text:p>
      <text:p text:style-name="P7"/>
      <text:p text:style-name="P7"/>
      <text:p text:style-name="P23">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043706696" text:style-name="RTF_5f_Num_20_8">
        <text:list-item>
          <text:p text:style-name="P58">Los programas constarán de una <text:span text:style-name="T12">sección de declaraciones</text:span> y de una <text:span text:style-name="T12">sección de instrucciones</text:span>, separadas mediante el símbolo <text:span text:style-name="T3">&amp;</text:span></text:p>
        </text:list-item>
        <text:list-item>
          <text:p text:style-name="P58">La sección de declaraciones constará de una secuencia de una o más <text:span text:style-name="T12">declaraciones</text:span>, separadas entre sí por el símbolo <text:span text:style-name="T14">;</text:span><text:span text:style-name="T3"> </text:span></text:p>
        </text:list-item>
        <text:list-item>
          <text:p text:style-name="P58">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58">Es decir, aunque dos identificadores tengan las mismas letras, se consideran distintos si no coinciden en mayúsculas y minúsculas</text:p>
            </text:list-item>
          </text:list>
        </text:list-item>
        <text:list-item>
          <text:p text:style-name="P58">Cada declaración constará de una <text:span text:style-name="T12">variable</text:span>, seguida del símbolo <text:span text:style-name="T14">:</text:span> y a continuación el nombre de un <text:span text:style-name="T12">tipo</text:span></text:p>
          <text:list>
            <text:list-item>
              <text:p text:style-name="P58">Los identificadores de las variables comienzan necesariamente por una letra, seguida de cero o más letras y dígitos </text:p>
            </text:list-item>
            <text:list-item>
              <text:p text:style-name="P58">En la sección de declaraciones no podrá haber variables duplicadas</text:p>
            </text:list-item>
            <text:list-item>
              <text:p text:style-name="P58">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63"><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63"><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63"><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63"><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58">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58">Todos estos operadores son binarios infijos y no asocian </text:p>
                </text:list-item>
                <text:list-item>
                  <text:p text:style-name="P58">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58">El resultado de una comparación es un valor booleano (<text:span text:style-name="T15">true</text:span> cuando se cumple la comparación, <text:span text:style-name="T15">false</text:span> cuando no se cumple)</text:p>
                </text:list-item>
              </text:list>
            </text:list-item>
            <text:list-item>
              <text:p text:style-name="P58">El siguiente nivel de prioridad (nivel 1) es el de los operadores aritméticos <text:span text:style-name="T14">+</text:span> (suma) y <text:span text:style-name="T14">-</text:span> (resta), así como el del operador lógico <text:span text:style-name="T14">or</text:span></text:p>
              <text:list>
                <text:list-item>
                  <text:p text:style-name="P58">Todos ellos son operadores binarios infijos que asocian a izquierdas</text:p>
                </text:list-item>
                <text:list-item>
                  <text:p text:style-name="P58"><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58"><text:span text:style-name="T14">or</text:span><text:span text:style-name="T15"> </text:span>opera sobre valores booleanos. El resultado será el <text:span text:style-name="T12">o lógico</text:span> de los operandos</text:p>
                </text:list-item>
              </text:list>
            </text:list-item>
            <text:list-item>
              <text:p text:style-name="P58">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58">Todos ellos son operadores binarios infijos que asocian a izquierdas</text:p>
                </text:list-item>
                <text:list-item>
                  <text:p text:style-name="P58"><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58">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58">Por último, <text:span text:style-name="T14">and</text:span><text:span text:style-name="T15"> </text:span>opera únicamente sobre valores booleanos. El resultado será el <text:span text:style-name="T12">y lógico</text:span> de los operandos</text:p>
                </text:list-item>
              </text:list>
            </text:list-item>
            <text:list-item>
              <text:p text:style-name="P58">El siguiente nivel de prioridad (nivel 3) es el de los operadores de desplazamiento <text:span text:style-name="T14">&lt;&lt;</text:span><text:span text:style-name="T15"> y </text:span><text:span text:style-name="T14">&gt;&gt;</text:span></text:p>
              <text:list>
                <text:list-item>
                  <text:p text:style-name="P58">Ambos son operadores binarios infijos que asocian a derechas</text:p>
                </text:list-item>
                <text:list-item>
                  <text:p text:style-name="P58">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58">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58">Todos son operadores unarios prefijos, salvo el valor absoluto que sitúa al operando dentro de sus dos barras verticales </text:p>
                </text:list-item>
                <text:list-item>
                  <text:p text:style-name="P58">El operador <text:span text:style-name="T12">negación lógica </text:span><text:span text:style-name="T14">not</text:span> asocia, y opera sobre valores booleanos, siendo el resultado la negación lógica de su operando </text:p>
                </text:list-item>
                <text:list-item>
                  <text:p text:style-name="P58">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58">Los operadores de conversión no asocian. </text:p>
                </text:list-item>
                <text:list-item>
                  <text:p text:style-name="P58"><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58"><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58"><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58"><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58">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58">Como expresiones básicas, que podrán ser combinadas mediante los operadores anteriores, se consideran las siguientes:</text:p>
          <text:list>
            <text:list-item>
              <text:p text:style-name="P58">Literales <text:span text:style-name="T12">naturales</text:span>. Secuencias de uno o más dígitos, no admitiéndose ceros a la izquierda</text:p>
            </text:list-item>
            <text:list-item>
              <text:p text:style-name="P58">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58">Literales <text:span text:style-name="T12">booleanos</text:span>. Con valores <text:span text:style-name="T14">true</text:span> y <text:span text:style-name="T14">false</text:span></text:p>
            </text:list-item>
            <text:list-item>
              <text:p text:style-name="P58">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58">Variables, que han debido ser convenientemente declaradas en la sección de declaraciones</text:p>
            </text:list-item>
          </text:list>
        </text:list-item>
        <text:list-item>
          <text:p text:style-name="P58">En las expresiones es posible utilizar paréntesis para alterar la forma en la que se aplican los operadores sobre los operandos</text:p>
        </text:list-item>
        <text:list-item>
          <text:p text:style-name="P58">Una instrucción de asignación debe cumplir además estas condiciones: </text:p>
          <text:list>
            <text:list-item>
              <text:p text:style-name="P58">La variable en la parte izquierda debe haber sido declarada</text:p>
            </text:list-item>
            <text:list-item>
              <text:p text:style-name="P58">A una variable de tipo real es posible asignarle un valor real, entero o natural (produciéndose automáticamente la correspondiente conversión), <text:soft-page-break/>pero no un carácter</text:p>
            </text:list-item>
            <text:list-item>
              <text:p text:style-name="P58">A una variable de tipo entero es posible asignarle un valor entero o natural (produciéndose automáticamente la correspondiente conversión), pero no un valor real o un carácter</text:p>
            </text:list-item>
            <text:list-item>
              <text:p text:style-name="P58">A una variable de tipo natural únicamente es posible asignarle un valor natural</text:p>
            </text:list-item>
            <text:list-item>
              <text:p text:style-name="P58">A una variable de tipo carácter únicamente es posible asignarle un valor de tipo carácter</text:p>
            </text:list-item>
            <text:list-item>
              <text:p text:style-name="P58">A una variable de tipo booleano únicamente es posible asignarle un valor de tipo booleano</text:p>
            </text:list-item>
          </text:list>
        </text:list-item>
        <text:list-item>
          <text:p text:style-name="P58">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58">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58">El lenguaje admite <text:span text:style-name="T12">comentarios de línea</text:span>. Dichos comentarios comienzan con el símbolo <text:span text:style-name="T3">#</text:span> y se extienden hasta el fin de la línea</text:p>
        </text:list-item>
      </text:list>
      <text:p text:style-name="P26"/>
      <text:p text:style-name="P9">Ejemplo de programa en el lenguaje definido:</text:p>
      <text:p text:style-name="P24"/>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33"><text:bookmark-start text:name="DDE_LINK6"/>&amp; ::= &amp;</text:p>
      <text:p text:style-name="P33">id ::= [a-zA-Z][a-zA-Z0-9]*</text:p>
      <text:p text:style-name="P33">: ::= :</text:p>
      <text:p text:style-name="P33">tipo ::= boolean|character|natural|integer|float</text:p>
      <text:p text:style-name="P33">; ::= ;</text:p>
      <text:p text:style-name="P29">&lt; ::= &lt;</text:p>
      <text:p text:style-name="P33">&gt; ::= &gt;</text:p>
      <text:p text:style-name="P32">&lt;= ::= &lt;=</text:p>
      <text:p text:style-name="P32">&gt;= ::= &gt;=</text:p>
      <text:p text:style-name="P27">=<text:span text:style-name="T17"> ::=</text:span> <text:s/>=</text:p>
      <text:p text:style-name="P33">=/= ::= =/=</text:p>
      <text:p text:style-name="P32">+ ::= \+</text:p>
      <text:p text:style-name="P33"><text:soft-page-break/>- ::= \-</text:p>
      <text:p text:style-name="P32">* ::= \*</text:p>
      <text:p text:style-name="P27"><text:s/><text:span text:style-name="T17">/ ::= /</text:span></text:p>
      <text:p text:style-name="P33">% ::= %</text:p>
      <text:p text:style-name="P32">signo-menos ::= \-</text:p>
      <text:p text:style-name="P32">and ::= and</text:p>
      <text:p text:style-name="P33">or ::= or</text:p>
      <text:p text:style-name="P33">not ::= not</text:p>
      <text:p text:style-name="P33">&lt;&lt; ::= &lt;&lt;</text:p>
      <text:p text:style-name="P32">&gt;&gt; ::= &gt;&gt;</text:p>
      <text:p text:style-name="P32">(nat) ::= \(nat\)</text:p>
      <text:p text:style-name="P32">(int) ::= \(int\)</text:p>
      <text:p text:style-name="P32">(char) ::= \(char\)</text:p>
      <text:p text:style-name="P32">(float) ::= \(float\)</text:p>
      <text:p text:style-name="P32">litEnt ::= (-?[1-9][0-9]*|0)e?</text:p>
      <text:p text:style-name="P32">litNat ::= <text:bookmark-start text:name="DDE_LINK3"/><text:bookmark-start text:name="DDE_LINK4"/>([1-9][0-9]*|0)n?<text:bookmark-end text:name="DDE_LINK3"/><text:bookmark-end text:name="DDE_LINK4"/></text:p>
      <text:p text:style-name="P32">litFlo ::= <text:bookmark-start text:name="DDE_LINK7"/>-?([1-9][0-9]*|0)(<text:bookmark-end text:name="DDE_LINK7"/></text:p>
      <text:p text:style-name="P32"><text:tab/><text:tab/><text:tab/>\.0|</text:p>
      <text:p text:style-name="P32"><text:s text:c="15"/>\.([0-9]*[1-9])|</text:p>
      <text:p text:style-name="P32"><text:s text:c="15"/>\.([0-9]*[1-9])(e|E)-?[1-9][0-9]*|0|</text:p>
      <text:p text:style-name="P32"><text:s text:c="15"/>(e|E)-?[1-9][0-9]*|0</text:p>
      <text:p text:style-name="P32"><text:s text:c="12"/>)r?</text:p>
      <text:p text:style-name="P32">litBoo ::= true|false</text:p>
      <text:p text:style-name="P32">litCha ::= '[<text:span text:style-name="T24">a-zA-Z0-9</text:span>]'</text:p>
      <text:p text:style-name="P32">| ::= \|</text:p>
      <text:p text:style-name="P32">( ::= \(</text:p>
      <text:p text:style-name="P32">) ::= \)</text:p>
      <text:p text:style-name="P30">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27">Operador<text:tab/>Aridad:</text:p>
      <text:p text:style-name="P35">Nivel 0 – menor prioridad</text:p>
      <text:p text:style-name="P27">&lt;<text:tab/>2</text:p>
      <text:p text:style-name="P27">&gt;<text:tab/>2</text:p>
      <text:p text:style-name="P27">&lt;=<text:tab/>2</text:p>
      <text:p text:style-name="P27">&gt;=<text:tab/>2</text:p>
      <text:p text:style-name="P27">=<text:tab/>2</text:p>
      <text:p text:style-name="P27">=/=<text:tab/>2</text:p>
      <text:p text:style-name="P35">Nivel 1</text:p>
      <text:p text:style-name="P27">+<text:tab/>2</text:p>
      <text:p text:style-name="P27">-<text:tab/>2</text:p>
      <text:p text:style-name="P27">or <text:tab/>2</text:p>
      <text:p text:style-name="P35">Nivel 2</text:p>
      <text:p text:style-name="P27">*<text:tab/>2</text:p>
      <text:p text:style-name="P27"><text:soft-page-break/>/<text:tab/>2</text:p>
      <text:p text:style-name="P27">%<text:tab/>2</text:p>
      <text:p text:style-name="P27">and <text:tab/>2</text:p>
      <text:p text:style-name="P35">Nivel 3</text:p>
      <text:p text:style-name="P34">&gt;&gt;<text:tab/>2</text:p>
      <text:p text:style-name="P34">&lt;&lt;<text:tab/>2</text:p>
      <text:p text:style-name="P34">Nivel 4 – mayor prioridad</text:p>
      <text:p text:style-name="P27">not<text:tab/>1</text:p>
      <text:p text:style-name="P27">-<text:tab/>1</text:p>
      <text:p text:style-name="P27">(float)<text:tab/>1</text:p>
      <text:p text:style-name="P27">(int)<text:tab/>1</text:p>
      <text:p text:style-name="P27">(nat)<text:tab/>1</text:p>
      <text:p text:style-name="P27">(char)<text:tab/>1</text:p>
      <text:p text:style-name="P28">|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66">Programa → Declaraciones &amp; Instrucciones</text:p>
      <text:p text:style-name="P66">Declaraciones → Declaración ; Declaraciones</text:p>
      <text:p text:style-name="P66">Declaraciones → Declaración</text:p>
      <text:p text:style-name="P66">Declaración → id : tipo</text:p>
      <text:p text:style-name="P66">Instrucciones → Instrucción ; Instrucciones</text:p>
      <text:p text:style-name="P66">Instrucciones → Instrucción</text:p>
      <text:p text:style-name="P66">Instrucción → InsLectura</text:p>
      <text:p text:style-name="P66">Instrucción → InsEscritura</text:p>
      <text:p text:style-name="P66">InsLectura → <text:s/>in(v)</text:p>
      <text:p text:style-name="P66">InsEscritura → out(Expresion)</text:p>
      <text:p text:style-name="P66">InsAsignación → id := Expresión</text:p>
      <text:p text:style-name="P66">Expresión → ExpresiónNiv1 OpNiv0 ExpresiónNiv1 </text:p>
      <text:p text:style-name="P66">Expresión → ExpresiónNiv1</text:p>
      <text:p text:style-name="P66">ExpresiónNiv1 → ExpresiónNiv1 OpNiv1 ExpresiónNiv2</text:p>
      <text:p text:style-name="P66">ExpresiónNiv1 → ExpresiónNiv2</text:p>
      <text:p text:style-name="P66">ExpresiónNiv2 → ExpresiónNiv2 OpNiv2 ExpresiónNiv3</text:p>
      <text:p text:style-name="P66">ExpresiónNiv2 → ExpresiónNiv3</text:p>
      <text:p text:style-name="P66">ExpresiónNiv3 → ExpresionNiv4 OpNiv3 ExpresiónNiv3</text:p>
      <text:p text:style-name="P66">ExpresiónNiv3 → ExpresiónNiv4</text:p>
      <text:p text:style-name="P66">ExpresiónNiv4 → OpNiv4 ExpresiónNiv4</text:p>
      <text:p text:style-name="P66">ExpresiónNiv4 → | Expresión |</text:p>
      <text:p text:style-name="P66">ExpresiónNiv4 → ( Expresión )</text:p>
      <text:p text:style-name="P66">ExpresiónNiv4 → Literal</text:p>
      <text:p text:style-name="P66">Literal → id</text:p>
      <text:p text:style-name="P66">Literal → litNat</text:p>
      <text:p text:style-name="P66">Literal → litFlo</text:p>
      <text:p text:style-name="P66">Literal → litEnt</text:p>
      <text:p text:style-name="P66">Literal → litBoo</text:p>
      <text:p text:style-name="P66">Literal → litCha</text:p>
      <text:p text:style-name="P66">OpNiv0 → &lt;</text:p>
      <text:p text:style-name="P66">OpNiv0 → &gt;<text:tab/></text:p>
      <text:p text:style-name="P66">OpNiv0 → &lt;=<text:tab/></text:p>
      <text:p text:style-name="P66">OpNiv0 → &gt;=</text:p>
      <text:p text:style-name="P66">OpNiv0 → =</text:p>
      <text:p text:style-name="P66"><text:soft-page-break/>OpNiv0 → =/=</text:p>
      <text:p text:style-name="P66">OpNiv1 → +</text:p>
      <text:p text:style-name="P66">OpNiv1 → -</text:p>
      <text:p text:style-name="P66">OpNiv1 → or</text:p>
      <text:p text:style-name="P66">OpNiv2 → *</text:p>
      <text:p text:style-name="P66">OpNiv2 → /</text:p>
      <text:p text:style-name="P66">OpNiv2 → %</text:p>
      <text:p text:style-name="P66">OpNiv2 → and</text:p>
      <text:p text:style-name="P53">OpNiv3 → &gt;&gt;</text:p>
      <text:p text:style-name="P53">OpNiv3 → &lt;&lt;</text:p>
      <text:p text:style-name="P53">OpNiv4 → not</text:p>
      <text:p text:style-name="P53">OpNiv4 → -</text:p>
      <text:p text:style-name="P53">OpNiv4 → (float)</text:p>
      <text:p text:style-name="P53">OpNiv4 → (int)</text:p>
      <text:p text:style-name="P53">OpNiv4 → (nat)</text:p>
      <text:p text:style-name="P66">OpNiv4 → (cha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21"/>
      <text:p text:style-name="P51">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p>
      <text:p text:style-name="P51"/>
      <text:p text:style-name="P51">La información que necesitamos almacenar es la siguiente:</text:p>
      <text:list xml:id="list713877071" text:style-name="L1">
        <text:list-item>
          <text:p text:style-name="P52">El símbolo que identifica a la variable</text:p>
        </text:list-item>
        <text:list-item>
          <text:p text:style-name="P52">El tipo con el que se declara la variable.</text:p>
        </text:list-item>
      </text:list>
      <text:p text:style-name="P51"/>
      <text:p text:style-name="P51">Por ello hemos utilizado para su implementación un HashTable, donde la clave será el propio símbolo y el valor es un String que contendrá el nombre del tipo de la variable. </text:p>
      <text:p text:style-name="P21"/>
      <text:p text:style-name="P21"/>
      <table:table table:name="Tabla1" table:style-name="Tabla1">
        <table:table-column table:style-name="Tabla1.A"/>
        <table:table-column table:style-name="Tabla1.B"/>
        <table:table-header-rows>
          <table:table-row>
            <table:table-cell table:style-name="Tabla1.A1" table:number-columns-spanned="2" office:value-type="string">
              <text:p text:style-name="P47">Tabla de Símbolos</text:p>
            </table:table-cell>
            <table:covered-table-cell/>
          </table:table-row>
        </table:table-header-rows>
        <table:table-row>
          <table:table-cell table:style-name="Tabla1.A2" office:value-type="string">
            <text:p text:style-name="P48">“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0">Hashtable&lt;String, String&gt; creaTS()</text:p>
      <text:p text:style-name="P46">Devuelve una tabla de símbolos vacía</text:p>
      <text:p text:style-name="P44"><text:soft-page-break/></text:p>
      <text:p text:style-name="P41">Hashtable&lt;String, String&gt; inserta(Hashtable&lt;String, String&gt; ts,</text:p>
      <text:p text:style-name="P41"><text:tab/>String id, String tipo)</text:p>
      <text:p text:style-name="P45">Devuelve <text:span text:style-name="T12">ts</text:span> después de de añadir la entrada con <text:span text:style-name="T12">id</text:span> y <text:span text:style-name="T30">tipo</text:span></text:p>
      <text:p text:style-name="P43"/>
      <text:p text:style-name="P41">public boolean existe(Hashtable&lt;String,String&gt; ts, String id)</text:p>
      <text:p text:style-name="P45"><text:span text:style-name="T27">Indica si existe una entrada en </text:span><text:span text:style-name="T31">ts</text:span><text:span text:style-name="T27"> con el </text:span><text:span text:style-name="T31">id</text:span><text:span text:style-name="T27"> especificado</text:span></text:p>
      <text:p text:style-name="P42"/>
      <text:p text:style-name="P41">public String getTipo(Hashtable&lt;String,String&gt; ts, String id)</text:p>
      <text:p text:style-name="P45">Devuelve el tipo del <text:span text:style-name="T30">id</text:span> indicado en <text:span text:style-name="T30">ts</text:span></text:p>
      <text:p text:style-name="P49"/>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2">3.2.1 Funciones semánticas</text:span><text:span text:style-name="T23">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2">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9">En la categoría Programa hay un único atributo sintetizado que es “ts” y que representa la tabla de símbolos del programa.</text:p>
      <text:p text:style-name="P19">En la categoría Declaraciones esta el atributo heredado “tipo” que indica el tipo con el que se declara la variable.</text:p>
      <text:p text:style-name="P19">En la categoría Declaraciones esta el atributo sintetizado “id” que nos indicará el id de la entrada de la tabla de símbolos</text:p>
      <text:p text:style-name="P7"/>
      <text:p text:style-name="Standard"><text:span text:style-name="T22">3.2.3 Gramática de atributos</text:span><text:span text:style-name="T10"> </text:span></text:p>
      <text:p text:style-name="P8">Gramática de atributos que formaliza la construcción de la tabla de símbolos.</text:p>
      <text:p text:style-name="P55"><text:span text:style-name="T21"/></text:p>
      <text:p text:style-name="P54">Declaraciones ::= Declaracion ; Declaraciones</text:p>
      <text:p text:style-name="P55"><text:tab/><text:span text:style-name="T21">Declaraciones</text:span><text:span text:style-name="T35">o</text:span><text:span text:style-name="T21">.ts = </text:span><text:span text:style-name="T36">inserta</text:span><text:span text:style-name="T21">(Declaraciones</text:span><text:span text:style-name="T35">1</text:span><text:span text:style-name="T21">.ts, Declaracion.id)</text:span></text:p>
      <text:p text:style-name="P54"><text:span text:style-name="T21">Declaraciones ::= Declaracion</text:span></text:p>
      <text:p text:style-name="P54"><text:span text:style-name="T21"><text:tab/></text:span><text:span text:style-name="T20">Declaraciones = </text:span><text:span text:style-name="T36">inserta</text:span><text:span text:style-name="T20">(creaTS(), Declaraciones.id, Declaraciones.tipo)</text:span></text:p>
      <text:p text:style-name="P54">Declaracion ::= id : tipo</text:p>
      <text:p text:style-name="P22"><text:tab/><text:span text:style-name="T21">Declaraciones.id = Declaraciones.lex</text:span></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text:soft-page-break/>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
      <text:p text:style-name="P19">Las restricciones contextuales de las de las expresiones son las siguientes:</text:p>
      <text:p text:style-name="P19"><text:tab/>Los operadores <text:span text:style-name="T25">&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26">+</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3">or</text:span> opera unicamente sobre valores booleanos.</text:p>
      <text:p text:style-name="P19"><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3">and</text:span> opera solo sobre valores booleanos.</text:p>
      <text:p text:style-name="P19"><text:tab/>Los operadores <text:span text:style-name="T3">&lt;&lt;</text:span> y <text:span text:style-name="T3">&gt;&gt;</text:span> operan unicamente sobre valores naturales.</text:p>
      <text:p text:style-name="P19"><text:tab/>El operador <text:span text:style-name="T3">not</text:span> opera solo sobre valores booleanos.</text:p>
      <text:p text:style-name="P19"><text:tab/>El operador <text:span text:style-name="T3">–</text:span> opera solo sobre valores numericos y el resultado es su operando cambiado de signo. Este resultado sera real si el tipo del operando es real, y entero en otro caso.</text:p>
      <text:p text:style-name="P19"><text:tab/>El operador <text:span text:style-name="T3">(float)</text:span> admite expresiones reales, enteras, de naturales y de caracteres. En todas el resultado es real.</text:p>
      <text:p text:style-name="P19"><text:tab/>El operador <text:span text:style-name="T3">(int)</text:span> admite expresiones reales, enteras, de naturales y de caracteres. En todas el resultado es entero.</text:p>
      <text:p text:style-name="P19"><text:tab/>El operador <text:span text:style-name="T3">(nat)</text:span> admite solo expresiones de naturales y de caracteres y en <text:soft-page-break/>ambas el resultado es natural.</text:p>
      <text:p text:style-name="P19"><text:tab/>El operador <text:span text:style-name="T3">(char)</text:span> admite solo expresiones de naturales y de caracteres y en ambas el resultado es caracter</text:p>
      <text:p text:style-name="P19"><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19"><text:tab/>En la categoria Programa hay un unico atributo sintetizado que es “error”,sirve para encontrar los errores contextuales del programa</text:p>
      <text:p text:style-name="P19"><text:tab/>En la categoria Declaraciones esta el atributo sintetizado “error” que encuentra los errores en la seccion de las declaraciones.</text:p>
      <text:p text:style-name="P19"><text:tab/>En la categoria InstruccionAsig esta el atributo “lex” que proviene del analizador lexico y nos da el nombre del identificador.</text:p>
      <text:p text:style-name="P19"><text:tab/>En la categoria InstruccionAsig esta el atributo “tipo” que dice de que tipo es el identificador.</text:p>
      <text:p text:style-name="P19"><text:tab/>En la categoria Instrucciones esta el atributo sintetizdo “error “ que encuentra los errores dcie la seccion de instrucciones.</text:p>
      <text:p text:style-name="P19"><text:tab/>En la categoria Expresiones esta el atributo sintetizado “tipo” que <text:s/>se encarga que no haya errores de tipo.</text:p>
      <text:p text:style-name="P19"><text:tab/>En la categoria de las Operaciones esta el atributo sintetizado “op” que lo que hace es dar el nombre del operador en string.</text:p>
      <text:p text:style-name="P19"><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8">Programa ::= Declaraciones &amp; Instrucciones</text:p>
      <text:p text:style-name="P27"><text:tab/><text:span text:style-name="T21">Programa.error = Declaraciones.error v Instrucciones.error</text:span></text:p>
      <text:p text:style-name="P27"><text:span text:style-name="T21"><text:tab/>Instrucciones.tsh = Declaraciones.ts</text:span></text:p>
      <text:p text:style-name="P38">Declaraciones ::= Declaración ; Declaraciones</text:p>
      <text:p text:style-name="P27"><text:tab/><text:span text:style-name="T21">Declaraciones</text:span><text:span text:style-name="T33">o</text:span><text:span text:style-name="T21">.error = ¬existe(Declaraciones</text:span><text:span text:style-name="T33">o</text:span><text:span text:style-name="T21">.ts,Declaracion.id) v Declaraciones</text:span><text:span text:style-name="T33">1</text:span><text:span text:style-name="T21">.error</text:span></text:p>
      <text:p text:style-name="P38">Declaraciones ::= Declaración</text:p>
      <text:p text:style-name="P36"><text:tab/><text:span text:style-name="T20">Declaraciones.error = false</text:span></text:p>
      <text:p text:style-name="P36"><text:span text:style-name="T29">Declaración ::= id : tipo</text:span></text:p>
      <text:p text:style-name="P37"><text:tab/>id.tipo = tipo.tipo</text:p>
      <text:p text:style-name="P38">Instrucciones ::= Instrucción ; Instrucciones</text:p>
      <text:p text:style-name="P36"><text:soft-page-break/><text:tab/><text:span text:style-name="T20">Instrucciones</text:span><text:span text:style-name="T34">o</text:span><text:span text:style-name="T20">.error = Instrucción.error v Instrucciones</text:span><text:span text:style-name="T34">1</text:span><text:span text:style-name="T20">.error</text:span></text:p>
      <text:p text:style-name="P36"><text:span text:style-name="T20"><text:tab/>Instrucciones</text:span><text:span text:style-name="T34">1</text:span><text:span text:style-name="T20">.tsh = Instruccion.tsh = instrucciónes</text:span><text:span text:style-name="T34">o</text:span><text:span text:style-name="T20">.tsh</text:span></text:p>
      <text:p text:style-name="P38">Instrucciones ::= Instrucción</text:p>
      <text:p text:style-name="P36"><text:tab/><text:span text:style-name="T20">Instrucciones.error = Instrucción.error</text:span></text:p>
      <text:p text:style-name="P36"><text:span text:style-name="T20"><text:tab/>Instrucción.tsh = Instrucciones.tsh</text:span></text:p>
      <text:p text:style-name="P38">Instrucción ::= InsLectura</text:p>
      <text:p text:style-name="P36"><text:tab/><text:span text:style-name="T20">Instrucción.error = InsLectura.error</text:span></text:p>
      <text:p text:style-name="P36"><text:span text:style-name="T20"><text:tab/>InsLectura.tsh = Instrucción.tsh</text:span></text:p>
      <text:p text:style-name="P38">Instrucción ::= InsEscritura</text:p>
      <text:p text:style-name="P36"><text:span text:style-name="T21"><text:tab/></text:span><text:span text:style-name="T20">Instrucción.error = InsEscritura.error</text:span></text:p>
      <text:p text:style-name="P36"><text:span text:style-name="T20"><text:tab/>InsEscritura.tsh = Instrucción.tsh</text:span></text:p>
      <text:p text:style-name="P38">Instrucción ::= InsAsignacion</text:p>
      <text:p text:style-name="P36"><text:span text:style-name="T20"><text:tab/>Instrucción.error = InsAsignacion.error</text:span></text:p>
      <text:p text:style-name="P36"><text:span text:style-name="T20"><text:tab/>InsAsignacion.tsh = Instrucción.tsh</text:span></text:p>
      <text:p text:style-name="P38">InsLectura ::= <text:s/>in(id)</text:p>
      <text:p text:style-name="P36"><text:tab/><text:span text:style-name="T20">InsLectura.error = ¬existe(InsLectura.tsh,id.lex)</text:span></text:p>
      <text:p text:style-name="P36"><text:span text:style-name="T20"><text:tab/>InsLectura.tsh = Instrucción.tsh</text:span></text:p>
      <text:p text:style-name="P38">InsEscritura ::= out(Expresion)</text:p>
      <text:p text:style-name="P36"><text:tab/><text:span text:style-name="T20">InsEscritura.error = (Expresion.tipo = tError)</text:span></text:p>
      <text:p text:style-name="P38">InsAsignación ::= id := Expresión</text:p>
      <text:p text:style-name="P36"><text:tab/><text:span text:style-name="T20">InsAsignacion.error = ¬existe(InsAsignacion.tsh,id.lex) v (Expresion.tipo = Error) v</text:span></text:p>
      <text:p text:style-name="P37"><text:tab/><text:tab/><text:tab/> <text:s text:c="7"/>(id.tipo = Float y (Expresion.tipo = Char v Expresion.tipo = Bool)) <text:s/>v</text:p>
      <text:p text:style-name="P37"><text:tab/><text:tab/><text:tab/> <text:s text:c="7"/>(id.tipo = Int y (Expresion.tipo=Float v Expresion.tipo = Char v <text:s text:c="2"/><text:tab/><text:tab/><text:tab/><text:tab/><text:tab/><text:tab/><text:tab/> <text:s text:c="4"/>Expresion.tipo = Bool)) <text:s/>v</text:p>
      <text:p text:style-name="P37"><text:tab/><text:tab/><text:tab/> <text:s text:c="7"/>(id.tipo = Nat y Expresion.tipo =/= Nat) <text:s/>v</text:p>
      <text:p text:style-name="P37"><text:tab/><text:tab/><text:tab/> <text:s text:c="7"/>(id.tipo = Char y Expresion.tipo =/= Char) <text:s/>v</text:p>
      <text:p text:style-name="P37"><text:tab/><text:tab/><text:tab/> <text:s text:c="7"/>(id.tipo = Bool y Expresion.tipo =/= Bool)<text:tab/></text:p>
      <text:p text:style-name="P37"><text:tab/>Expresion.tsh = InsAsignacion.tsh<text:tab/><text:tab/></text:p>
      <text:p text:style-name="P37"/>
      <text:p text:style-name="P36"><text:span text:style-name="T29">Expresión ::= ExpresiónNiv1 OpNiv0 ExpresiónNiv1</text:span> </text:p>
      <text:p text:style-name="P36"><text:tab/><text:span text:style-name="T20">Expresion.tipo = si (ExpresionNiv1</text:span><text:span text:style-name="T34">o</text:span><text:span text:style-name="T20">.tipo = Error v ExpresionNiv1</text:span><text:span text:style-name="T34">1</text:span><text:span text:style-name="T20">.tipo = Error) v</text:span></text:p>
      <text:p text:style-name="P37"><text:tab/><text:tab/> <text:tab/> <text:s text:c="5"/>(ExpresionNiv1<text:span text:style-name="T32">o</text:span>.tipo = Char y ExpresionNiv1<text:span text:style-name="T32">1</text:span>.tipo =/= Char) v</text:p>
      <text:p text:style-name="P37"><text:tab/><text:tab/><text:tab/> <text:s text:c="5"/>(ExpresionNiv1<text:span text:style-name="T32">o</text:span>.tipo =/= Char y ExpresionNiv1<text:span text:style-name="T32">1</text:span>.tipo = Char))</text:p>
      <text:p text:style-name="P37"><text:tab/><text:tab/><text:tab/> <text:s text:c="14"/>Error</text:p>
      <text:p text:style-name="P37"><text:tab/><text:tab/><text:tab/> <text:s/>sino <text:s text:c="3"/>Bool</text:p>
      <text:p text:style-name="P37"><text:tab/><text:tab/><text:tab/> <text:s/>finsi</text:p>
      <text:p text:style-name="P37"><text:tab/>ExpresionNiv1<text:span text:style-name="T32">1</text:span>.tsh = ExpresionNiv1<text:span text:style-name="T32">o</text:span>.tsh <text:s/>= Expresion.tsh</text:p>
      <text:p text:style-name="P38">Expresión ::= ExpresiónNiv1</text:p>
      <text:p text:style-name="P36"><text:tab/><text:span text:style-name="T20">Expresion.tipo = ExpresionNiv1.tipo</text:span></text:p>
      <text:p text:style-name="P36"><text:span text:style-name="T20"><text:tab/>ExpresionNiv1.tsh = Expresion.tsh</text:span></text:p>
      <text:p text:style-name="P36"><text:span text:style-name="T29">ExpresiónNiv1 ::= ExpresiónNiv1 OpNiv1 ExpresiónNiv2</text:span> </text:p>
      <text:p text:style-name="P37"/>
      <text:p text:style-name="P37">falta poner que no haya Int Bool pej</text:p>
      <text:p text:style-name="P36"><text:tab/><text:span text:style-name="T20">ExpresionNiv1</text:span><text:span text:style-name="T34">o</text:span><text:span text:style-name="T20">.tipo = </text:span></text:p>
      <text:p text:style-name="P37"><text:tab/><text:tab/>si (ExpresionNiv1<text:span text:style-name="T32">1</text:span>.tipo = tError v ExpresionNiv2.tipo = tError v</text:p>
      <text:p text:style-name="P37"><text:tab/><text:tab/> <text:s text:c="4"/>ExpresionNiv1<text:span text:style-name="T32">1</text:span>.tipo = Char v ExpresionNiv2.tipo = Char v</text:p>
      <text:p text:style-name="P37"><text:tab/><text:tab/> <text:s text:c="4"/>(ExpresionNiv1<text:span text:style-name="T32">1</text:span>.tipo = Bool y ExpresionNiv2.tipo =/= Bool v</text:p>
      <text:p text:style-name="P37"><text:tab/> <text:s text:c="18"/>(ExpresionNiv1<text:span text:style-name="T32">1</text:span>.tipo =/= Bool y ExpresionNiv2.tipo = Bool))</text:p>
      <text:p text:style-name="P37"><text:tab/><text:tab/><text:tab/>Error</text:p>
      <text:p text:style-name="P37"><text:tab/><text:tab/>sino case (OpNiv1.op)</text:p>
      <text:p text:style-name="P37"><text:tab/><text:tab/><text:tab/>suma,resta: </text:p>
      <text:p text:style-name="P37"><text:tab/><text:tab/><text:tab/> <text:s text:c="8"/>si (ExpresionNiv1<text:span text:style-name="T32">1</text:span>.tipo=Float v ExpresionNiv2.tipo = Float)</text:p>
      <text:p text:style-name="P37"><text:tab/><text:tab/><text:tab/><text:tab/>tReal</text:p>
      <text:p text:style-name="P37"><text:tab/><text:tab/><text:tab/> <text:s text:c="8"/>sino si (ExpresionNiv1<text:span text:style-name="T32">1</text:span>.tipo =Int v ExpresionNiv2.tipo = Int)</text:p>
      <text:p text:style-name="P37"><text:tab/><text:tab/><text:tab/><text:tab/> <text:s text:c="9"/>tInt</text:p>
      <text:p text:style-name="P37"><text:tab/><text:tab/><text:tab/><text:tab/> <text:s/>sino si (ExpresionNiv1<text:span text:style-name="T32">1</text:span>.tipo =Nat y ExpresionNiv2.tipo = Nat)</text:p>
      <text:p text:style-name="P37"><text:tab/><text:tab/><text:tab/><text:tab/> <text:s text:c="2"/><text:tab/> <text:s text:c="4"/>Nat</text:p>
      <text:p text:style-name="P37"><text:tab/><text:tab/><text:tab/><text:tab/> <text:s text:c="9"/>sino Error</text:p>
      <text:p text:style-name="P37"><text:tab/><text:tab/><text:tab/>o: <text:s/></text:p>
      <text:p text:style-name="P37"><text:tab/><text:tab/><text:tab/> <text:s text:c="8"/>si (ExpresionNiv1<text:span text:style-name="T32">1</text:span>.Bool y ExpresionNiv2.tipo = Bool)</text:p>
      <text:p text:style-name="P37"><text:soft-page-break/><text:tab/><text:tab/><text:tab/><text:tab/> <text:s text:c="3"/>Bool</text:p>
      <text:p text:style-name="P37"><text:tab/><text:tab/><text:tab/> <text:s text:c="8"/>sino Error</text:p>
      <text:p text:style-name="P37"><text:tab/>ExpresionNiv1<text:span text:style-name="T32">1</text:span>.tsh = ExpresionNiv2.tsh = ExpresionNiv1<text:span text:style-name="T32">o</text:span>.tsh</text:p>
      <text:p text:style-name="P38">ExpresiónNiv1 ::= ExpresiónNiv2</text:p>
      <text:p text:style-name="P36"><text:tab/><text:span text:style-name="T20">ExpresionNiv1.tipo = ExpresionNiv2.tipo</text:span></text:p>
      <text:p text:style-name="P36"><text:span text:style-name="T20"><text:tab/>ExpresionNiv2.tsh = ExpresionNiv1.tsh</text:span></text:p>
      <text:p text:style-name="P38">ExpresiónNiv2 ::= ExpresiónNiv2 OpNiv2 ExpresiónNiv3</text:p>
      <text:p text:style-name="P36"><text:tab/><text:span text:style-name="T20">ExpresionNiv2</text:span><text:span text:style-name="T34">o</text:span><text:span text:style-name="T20">.tipo = </text:span></text:p>
      <text:p text:style-name="P37"><text:tab/><text:tab/>si (ExpresionNiv2<text:span text:style-name="T32">1</text:span>.tipo = Error v ExpresionNiv3.tipo = Error v</text:p>
      <text:p text:style-name="P37"><text:s text:c="33"/>ExpresionNiv2<text:span text:style-name="T32">1</text:span>.tipo = Char v ExpresionNiv3.tipo = Char v</text:p>
      <text:p text:style-name="P37"><text:tab/><text:tab/> <text:s text:c="3"/>(ExpresionNiv2<text:span text:style-name="T32">1</text:span>.tipo = Bool y ExpresionNiv3.tipo =/= Bool v</text:p>
      <text:p text:style-name="P37"><text:tab/><text:tab/> <text:s text:c="3"/>(ExpresionNiv2<text:span text:style-name="T32">1</text:span>.tipo =/= Bool y ExpresionNiv3.tipo = Bool))</text:p>
      <text:p text:style-name="P37"><text:tab/><text:tab/> <text:s text:c="9"/>Error</text:p>
      <text:p text:style-name="P37"><text:tab/><text:tab/>sino case (OpNiv2.op)</text:p>
      <text:p text:style-name="P37"><text:tab/><text:tab/><text:tab/>multiplica,divide: </text:p>
      <text:p text:style-name="P37"><text:tab/><text:tab/><text:tab/> <text:s text:c="8"/>si (ExpresionNiv2<text:span text:style-name="T32">1</text:span>.tipo=Float v ExpresionNiv3.tipo = Real)</text:p>
      <text:p text:style-name="P37"><text:tab/><text:tab/><text:tab/><text:tab/> <text:s text:c="3"/>tReal</text:p>
      <text:p text:style-name="P37"><text:tab/><text:tab/><text:tab/> <text:s text:c="8"/>sino si (ExpresionNiv2<text:span text:style-name="T32">1</text:span>.tipo =tInt v ExpresionNiv3.tipo = tInt)</text:p>
      <text:p text:style-name="P37"><text:tab/><text:tab/><text:tab/><text:tab/><text:tab/>tInt</text:p>
      <text:p text:style-name="P37"><text:tab/><text:tab/><text:tab/><text:tab/> <text:s/>sino si (ExpresionNiv2<text:span text:style-name="T32">1</text:span>.tipo =tNat y ExpresionNiv3.tipo = tNat)</text:p>
      <text:p text:style-name="P37"><text:tab/><text:tab/><text:tab/><text:tab/><text:tab/> <text:s text:c="5"/>tNat</text:p>
      <text:p text:style-name="P37"><text:tab/><text:tab/><text:tab/><text:tab/> <text:s text:c="9"/>sino tError</text:p>
      <text:p text:style-name="P37"><text:tab/><text:tab/><text:tab/>modulo:</text:p>
      <text:p text:style-name="P37"><text:tab/><text:tab/><text:tab/> <text:s text:c="8"/>si (ExpresionNiv3.tipo = tNat y</text:p>
      <text:p text:style-name="P37"><text:tab/><text:tab/><text:tab/><text:tab/>(ExpresionNiv2<text:span text:style-name="T32">1</text:span>.tipo=tNat v ExpresionNiv2<text:span text:style-name="T32">1</text:span>.tipo=tInt))<text:tab/></text:p>
      <text:p text:style-name="P37"><text:tab/><text:tab/><text:tab/><text:tab/> <text:s text:c="5"/>ExpresionNiv2<text:span text:style-name="T32">1</text:span>.tipo</text:p>
      <text:p text:style-name="P37"><text:tab/><text:tab/><text:tab/> <text:s text:c="8"/>sino <text:s text:c="3"/>tError</text:p>
      <text:p text:style-name="P37"><text:tab/><text:tab/><text:tab/>y: <text:s/></text:p>
      <text:p text:style-name="P37"><text:tab/><text:tab/><text:tab/> <text:s text:c="8"/>si (ExpresionNiv2<text:span text:style-name="T32">1</text:span>.tBool y ExpresionNiv3.tipo = tBool)</text:p>
      <text:p text:style-name="P37"><text:tab/><text:tab/><text:tab/><text:tab/> <text:s text:c="3"/>tBool</text:p>
      <text:p text:style-name="P37"><text:tab/><text:tab/><text:tab/> <text:s text:c="8"/>sino tError</text:p>
      <text:p text:style-name="P37"><text:tab/>ExpresionNiv2<text:span text:style-name="T32">1</text:span>.tsh = ExpresionNiv3.tsh = ExpresionNiv2<text:span text:style-name="T32">o</text:span>.tsh</text:p>
      <text:p text:style-name="P38">ExpresiónNiv2 ::= ExpresiónNiv3</text:p>
      <text:p text:style-name="P36"><text:tab/><text:span text:style-name="T20">ExpresionNiv2.tipo = ExpresionNiv3.tipo</text:span></text:p>
      <text:p text:style-name="P36"><text:span text:style-name="T20"><text:tab/>ExpresionNiv3.tsh = ExpresionNiv2.tsh</text:span></text:p>
      <text:p text:style-name="P38">ExpresiónNiv3 ::= ExpresionNiv4 OpNiv3 ExpresiónNiv3</text:p>
      <text:p text:style-name="P36"><text:tab/><text:span text:style-name="T20">ExpresionNiv3</text:span><text:span text:style-name="T34">o</text:span><text:span text:style-name="T20">.tipo = </text:span></text:p>
      <text:p text:style-name="P37"><text:tab/><text:tab/>si (ExpresionNiv4.tipo = tError v ExpresionNiv3<text:span text:style-name="T32">1</text:span>.tipo = tError v</text:p>
      <text:p text:style-name="P37"><text:s text:c="33"/>ExpresionNiv4.tipo =/= tNat v ExpresionNiv3<text:span text:style-name="T32">1</text:span>.tipo =/= tNat)</text:p>
      <text:p text:style-name="P37"><text:tab/><text:tab/> <text:s text:c="6"/>tError</text:p>
      <text:p text:style-name="P37"><text:tab/><text:tab/>sino tNat</text:p>
      <text:p text:style-name="P37"><text:tab/>ExpresionNiv3<text:span text:style-name="T32">1</text:span>.tsh = ExpresionNiv4.tsh = ExpresionNiv3<text:span text:style-name="T32">o</text:span>.tsh</text:p>
      <text:p text:style-name="P38">ExpresiónNiv3 ::= ExpresiónNiv4</text:p>
      <text:p text:style-name="P36"><text:tab/><text:span text:style-name="T20">ExpresionNiv3.tipo =ExpresionNiv4.tipo</text:span></text:p>
      <text:p text:style-name="P36"><text:span text:style-name="T20"><text:tab/>ExpresionNiv4.tsh = ExpresionNiv3.tsh</text:span></text:p>
      <text:p text:style-name="P38">ExpresiónNiv4 ::= OpNiv4 ExpresiónNiv4</text:p>
      <text:p text:style-name="P36"><text:tab/><text:span text:style-name="T20">ExpresionNiv4</text:span><text:span text:style-name="T34">o</text:span><text:span text:style-name="T20">.tipo = </text:span></text:p>
      <text:p text:style-name="P37"><text:tab/><text:tab/>si (ExpresionNiv3.tipo = tError v ExpresionNiv4<text:span text:style-name="T32">1</text:span>.tipo = tError)</text:p>
      <text:p text:style-name="P37"><text:tab/><text:tab/> <text:s text:c="9"/>tError</text:p>
      <text:p text:style-name="P37"><text:tab/><text:tab/>sino case (OpNiv3.op)</text:p>
      <text:p text:style-name="P37"><text:tab/><text:tab/><text:tab/>no: </text:p>
      <text:p text:style-name="P37"><text:tab/><text:tab/><text:tab/> <text:s text:c="8"/>si (ExpresionNiv4<text:span text:style-name="T32">1</text:span>.tipo=tBool)</text:p>
      <text:p text:style-name="P37"><text:tab/><text:tab/><text:tab/><text:tab/> <text:s text:c="3"/>tBool</text:p>
      <text:p text:style-name="P37"><text:tab/><text:tab/><text:tab/> <text:s text:c="8"/>sino <text:s text:c="2"/>tError</text:p>
      <text:p text:style-name="P37"><text:tab/><text:tab/><text:tab/>menos:</text:p>
      <text:p text:style-name="P37"><text:tab/><text:tab/><text:tab/> <text:s text:c="8"/>si (ExpresionNiv4<text:span text:style-name="T32">1</text:span>.tipo=tReal)</text:p>
      <text:p text:style-name="P37"><text:tab/><text:tab/><text:tab/><text:tab/> <text:s text:c="3"/>tReal</text:p>
      <text:p text:style-name="P37"><text:tab/><text:tab/><text:tab/> <text:s text:c="8"/>sino si (ExpresionNiv4<text:span text:style-name="T32">1</text:span>.tipo=tInt v ExpresionNiv4<text:span text:style-name="T32">1</text:span>.tipo = tNat)</text:p>
      <text:p text:style-name="P37"><text:tab/><text:tab/><text:tab/><text:tab/><text:tab/>tInt</text:p>
      <text:p text:style-name="P37"><text:tab/><text:tab/><text:tab/><text:tab/> <text:s text:c="2"/>sino tError</text:p>
      <text:p text:style-name="P37"><text:soft-page-break/><text:tab/><text:tab/><text:tab/>cast-float:</text:p>
      <text:p text:style-name="P37"><text:tab/><text:tab/><text:tab/> <text:s text:c="8"/>si (ExpresionNiv4<text:span text:style-name="T32">1</text:span>.tipo=/=tBool)</text:p>
      <text:p text:style-name="P37"><text:tab/><text:tab/><text:tab/><text:tab/> <text:s text:c="3"/>tReal</text:p>
      <text:p text:style-name="P37"><text:tab/><text:tab/><text:tab/> <text:s text:c="8"/>sino tError</text:p>
      <text:p text:style-name="P37"><text:tab/><text:tab/><text:tab/>cast-int:</text:p>
      <text:p text:style-name="P37"><text:tab/><text:tab/><text:tab/> <text:s text:c="8"/>si (ExpresionNiv4<text:span text:style-name="T32">1</text:span>.tipo=/=tBool)</text:p>
      <text:p text:style-name="P37"><text:tab/><text:tab/><text:tab/><text:tab/> <text:s text:c="3"/>tReal</text:p>
      <text:p text:style-name="P37"><text:tab/><text:tab/><text:tab/> <text:s text:c="8"/>sino tError</text:p>
      <text:p text:style-name="P37"><text:tab/><text:tab/><text:tab/>cast-nat:</text:p>
      <text:p text:style-name="P37"><text:tab/><text:tab/> <text:s text:c="2"/><text:tab/> <text:s text:c="8"/>si (ExpresionNiv4<text:span text:style-name="T32">1</text:span>.tipo=tNat v ExpresionNiv4<text:span text:style-name="T32">1</text:span>.tipo=tChar)</text:p>
      <text:p text:style-name="P37"><text:tab/><text:tab/><text:tab/><text:tab/> <text:s text:c="2"/>tNat</text:p>
      <text:p text:style-name="P37"><text:tab/><text:tab/><text:tab/> <text:s text:c="8"/>sino tError</text:p>
      <text:p text:style-name="P37"><text:tab/><text:tab/><text:tab/>cast-char:</text:p>
      <text:p text:style-name="P37"><text:tab/><text:tab/><text:tab/> <text:s text:c="8"/>si (ExpresionNiv4<text:span text:style-name="T32">1</text:span>.tipo=tNat v ExpresionNiv4<text:span text:style-name="T32">1</text:span>.tipo=tChar)</text:p>
      <text:p text:style-name="P37"><text:tab/><text:tab/><text:tab/><text:tab/> <text:s text:c="2"/>tChar</text:p>
      <text:p text:style-name="P37"><text:tab/><text:tab/><text:tab/> <text:s text:c="8"/>sino tError</text:p>
      <text:p text:style-name="P37"><text:tab/>ExpresionNiv4<text:span text:style-name="T32">1</text:span>.tsh = ExpresionNiv4<text:span text:style-name="T32">o</text:span>.tsh</text:p>
      <text:p text:style-name="P38">ExpresiónNiv4 ::= | Expresión |</text:p>
      <text:p text:style-name="P36"><text:tab/><text:span text:style-name="T20">ExpresionNiv4.tipo = </text:span></text:p>
      <text:p text:style-name="P37"><text:tab/><text:tab/>si (Expresion.tipo = tError v Expresion.tipo=tBool v Expresion.tipo=tChar)</text:p>
      <text:p text:style-name="P37"><text:tab/><text:tab/> <text:s text:c="9"/>tError</text:p>
      <text:p text:style-name="P37"><text:tab/><text:tab/>sino si (Expresion.tipo = tReal)</text:p>
      <text:p text:style-name="P37"><text:tab/><text:tab/><text:tab/>tReal</text:p>
      <text:p text:style-name="P37"><text:tab/><text:tab/> <text:s text:c="7"/>sino si (Expresion.tipo = tNat v Expresion.tipo.tInt)</text:p>
      <text:p text:style-name="P37"><text:tab/><text:tab/><text:tab/> <text:s text:c="8"/>tNat</text:p>
      <text:p text:style-name="P37"><text:tab/><text:tab/><text:tab/> sino tError</text:p>
      <text:p text:style-name="P37"><text:tab/>Expresion.tsh = ExpresionNiv4.tsh</text:p>
      <text:p text:style-name="P38">ExpresiónNiv4 ::= ( Expresión )</text:p>
      <text:p text:style-name="P36"><text:tab/><text:span text:style-name="T20">ExpresionNiv4.tipo = Expresion.tipo</text:span></text:p>
      <text:p text:style-name="P36"><text:span text:style-name="T20"><text:tab/>Expresion.tsh = ExpresionNiv4.tsh</text:span></text:p>
      <text:p text:style-name="P38">ExpresiónNiv4 ::= Literal</text:p>
      <text:p text:style-name="P36"><text:tab/><text:span text:style-name="T20">Expresion.tipo = Literal.tipo</text:span></text:p>
      <text:p text:style-name="P38">Literal ::= id</text:p>
      <text:p text:style-name="P36"><text:tab/><text:span text:style-name="T20">Literal.tipo = (operación de la TS</text:span></text:p>
      <text:p text:style-name="P38">Literal ::= litNat</text:p>
      <text:p text:style-name="P36"><text:tab/><text:span text:style-name="T20">Literal.tipo = tNat</text:span></text:p>
      <text:p text:style-name="P38">Literal ::= litFlo</text:p>
      <text:p text:style-name="P36"><text:tab/><text:span text:style-name="T20">Literal.tipo = tReal</text:span></text:p>
      <text:p text:style-name="P38">Literal ::= litEnt</text:p>
      <text:p text:style-name="P36"><text:tab/><text:span text:style-name="T20">Literal.tipo = tEnt</text:span></text:p>
      <text:p text:style-name="P38">Literal ::= litBoo</text:p>
      <text:p text:style-name="P36"><text:tab/><text:span text:style-name="T20">Literal.tipo = tBool<text:tab/></text:span></text:p>
      <text:p text:style-name="P38">Literal ::= litCha</text:p>
      <text:p text:style-name="P36"><text:tab/><text:span text:style-name="T20">Literal.tipo = tChar</text:span></text:p>
      <text:p text:style-name="P38">OpNiv0 ::= &lt;</text:p>
      <text:p text:style-name="P36"><text:tab/><text:span text:style-name="T20">OpNiv0.op = menor</text:span></text:p>
      <text:p text:style-name="P36"><text:span text:style-name="T29">OpNiv0 ::= &gt;</text:span><text:tab/></text:p>
      <text:p text:style-name="P36"><text:tab/><text:span text:style-name="T20">OpNiv0.op = mayor</text:span></text:p>
      <text:p text:style-name="P38">OpNiv0 ::= &lt;=</text:p>
      <text:p text:style-name="P36"><text:tab/><text:span text:style-name="T20">OpNiv0.op = menor-ig<text:tab/></text:span></text:p>
      <text:p text:style-name="P38">OpNiv0 ::= &gt;=</text:p>
      <text:p text:style-name="P36"><text:tab/><text:span text:style-name="T20">OpNiv0.op =mayor-ig</text:span></text:p>
      <text:p text:style-name="P38">OpNiv0 ::= =</text:p>
      <text:p text:style-name="P36"><text:tab/><text:span text:style-name="T20">OpNiv0.op = igual</text:span></text:p>
      <text:p text:style-name="P38">OpNiv0 ::= =/=</text:p>
      <text:p text:style-name="P36"><text:tab/><text:span text:style-name="T20">OpNiv0.op = no-igual</text:span></text:p>
      <text:p text:style-name="P38">OpNiv1 ::= +</text:p>
      <text:p text:style-name="P36"><text:tab/><text:span text:style-name="T20">OpNiv1.op = suma</text:span></text:p>
      <text:p text:style-name="P38">OpNiv1 ::= -</text:p>
      <text:p text:style-name="P36"><text:soft-page-break/><text:tab/><text:span text:style-name="T20">OpNiv1.op = resta</text:span></text:p>
      <text:p text:style-name="P38">OpNiv1 ::= or</text:p>
      <text:p text:style-name="P36"><text:tab/><text:span text:style-name="T20">OpNiv1.op = o</text:span></text:p>
      <text:p text:style-name="P38">OpNiv2 ::= *</text:p>
      <text:p text:style-name="P36"><text:tab/><text:span text:style-name="T20">OpNiv2.op = multiplica</text:span></text:p>
      <text:p text:style-name="P38">OpNiv2 ::= /</text:p>
      <text:p text:style-name="P36"><text:tab/><text:span text:style-name="T20">OpNiv2.op = divide</text:span></text:p>
      <text:p text:style-name="P38">OpNiv2 ::= %</text:p>
      <text:p text:style-name="P36"><text:tab/><text:span text:style-name="T20">OpNiv2.op = modulo</text:span></text:p>
      <text:p text:style-name="P38">OpNiv2 ::= and</text:p>
      <text:p text:style-name="P36"><text:tab/><text:span text:style-name="T20">OpNiv2.op = y</text:span></text:p>
      <text:p text:style-name="P20">OpNiv3 ::= &gt;&gt;</text:p>
      <text:p text:style-name="P7"><text:tab/><text:span text:style-name="T20">OpNiv3.op = shl</text:span></text:p>
      <text:p text:style-name="P20">OpNiv3 ::= &lt;&lt;</text:p>
      <text:p text:style-name="P7"><text:tab/><text:span text:style-name="T20">OpNiv3.op = shr</text:span></text:p>
      <text:p text:style-name="P20">OpNiv4 ::= not</text:p>
      <text:p text:style-name="P7"><text:tab/><text:span text:style-name="T20">OpNiv4.op = no</text:span></text:p>
      <text:p text:style-name="P20">OpNiv4 ::= -</text:p>
      <text:p text:style-name="P7"><text:tab/><text:span text:style-name="T20">OpNiv4.op = menos</text:span></text:p>
      <text:p text:style-name="P20">OpNiv4 ::= (float)</text:p>
      <text:p text:style-name="P7"><text:tab/><text:span text:style-name="T20">OpNiv4.op = cast-float</text:span></text:p>
      <text:p text:style-name="P20">OpNiv4 ::= (int)</text:p>
      <text:p text:style-name="P7"><text:tab/><text:span text:style-name="T20">OpNiv4.op = cast-int</text:span></text:p>
      <text:p text:style-name="P20">OpNiv4 ::= (nat)</text:p>
      <text:p text:style-name="P7"><text:tab/><text:span text:style-name="T20">OpNiv4.op = cast-nat</text:span></text:p>
      <text:p text:style-name="P20">OpNiv4 ::= (char)</text:p>
      <text:p text:style-name="P7"><text:tab/><text:span text:style-name="T20">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text:soft-page-break/>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oft-page-break/><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8">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91557106" text:style-name="RTF_5f_Num_20_16">
        <text:list-item>
          <text:p text:style-name="P59">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69718968" text:style-name="RTF_5f_Num_20_15">
        <text:list-item>
          <text:p text:style-name="P60">Si es correcto, se generará el archivo con el código objeto.</text:p>
        </text:list-item>
        <text:list-item>
          <text:p text:style-name="P60">Si no es correcto, se mostrará por pantalla un listado de errores y no se generará ningún archivo. </text:p>
          <text:list>
            <text:list-item>
              <text:p text:style-name="P60">Cada error estará precedido por los números de fila y de columna que identifican el punto exacto en el programa fuente en el que se ha producido el error.</text:p>
            </text:list-item>
            <text:list-item>
              <text:p text:style-name="P60">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567644143" text:continue-list="list91557106" text:style-name="RTF_5f_Num_20_16">
        <text:list-item>
          <text:p text:style-name="P59">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710809505" text:style-name="RTF_5f_Num_20_5">
        <text:list-item>
          <text:p text:style-name="P61"><text:soft-page-break/>En <text:span text:style-name="T12">modo normal</text:span> el único resultado visible será el producido por las instrucciones específicas de lectura/escritura.</text:p>
        </text:list-item>
        <text:list-item>
          <text:p text:style-name="P61">En <text:span text:style-name="T12">modo traza</text:span> el intérprete mostrará una traza por la consola de comandos con los distintos pasos de ejecución. En cada paso el intérprete debe: </text:p>
        </text:list-item>
      </text:list>
      <text:list xml:id="list1536247979" text:style-name="RTF_5f_Num_20_9">
        <text:list-item>
          <text:p text:style-name="P62">Mostrar el contenido de la pila de ejecución y de las celdas relevantes en la memoria de datos.</text:p>
        </text:list-item>
        <text:list-item>
          <text:p text:style-name="P62">Esperar a que el usuario pulse una tecla para proseguir la ejecución.</text:p>
        </text:list-item>
        <text:list-item>
          <text:p text:style-name="P62">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9">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36388833" text:style-name="L2">
        <text:list-item>
          <text:p text:style-name="P65">Codificación de las operaciones del intérprete de pila:</text:p>
        </text:list-item>
      </text:list>
      <text:p text:style-name="P31"/>
      <text:p text:style-name="P31"><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7T12:45:36</dc:date>
    <meta:generator>OpenOffice.org/3.0$Linux OpenOffice.org_project/300m15$Build-9379</meta:generator>
    <meta:editing-duration>PT08H29M55S</meta:editing-duration>
    <meta:editing-cycles>17</meta:editing-cycles>
    <meta:document-statistic meta:table-count="1" meta:image-count="0" meta:object-count="1" meta:page-count="19" meta:paragraph-count="566" meta:word-count="5217" meta:character-count="344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